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817" officeooo:paragraph-rsid="000c2817"/>
    </style:style>
    <style:style style:name="P2" style:family="paragraph" style:parent-style-name="Standard">
      <style:paragraph-properties fo:text-align="start" style:justify-single-word="false"/>
      <style:text-properties officeooo:rsid="000c2817" officeooo:paragraph-rsid="000c2817"/>
    </style:style>
    <style:style style:name="P3" style:family="paragraph" style:parent-style-name="Standard">
      <style:paragraph-properties fo:text-align="start" style:justify-single-word="false"/>
      <style:text-properties officeooo:rsid="000c2817" officeooo:paragraph-rsid="001103a6"/>
    </style:style>
    <style:style style:name="P4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rsid="000eef88" officeooo:paragraph-rsid="000eef88"/>
    </style:style>
    <style:style style:name="P5" style:family="paragraph" style:parent-style-name="Standard">
      <style:paragraph-properties fo:text-align="start" style:justify-single-word="false"/>
      <style:text-properties officeooo:rsid="000fad9a" officeooo:paragraph-rsid="000fad9a"/>
    </style:style>
    <style:style style:name="T1" style:family="text">
      <style:text-properties officeooo:rsid="000e0daa"/>
    </style:style>
    <style:style style:name="T2" style:family="text">
      <style:text-properties officeooo:rsid="000eef88"/>
    </style:style>
    <style:style style:name="T3" style:family="text">
      <style:text-properties officeooo:rsid="000fad9a"/>
    </style:style>
    <style:style style:name="T4" style:family="text">
      <style:text-properties officeooo:rsid="001103a6"/>
    </style:style>
    <style:style style:name="T5" style:family="text">
      <style:text-properties officeooo:rsid="00125e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TION A<text:span text:style-name="T3">B</text:span>OUT ME </text:p>
      <text:p text:style-name="P1"/>
      <text:p text:style-name="P2"/>
      <text:p text:style-name="P3">Hello everyone, nice to met you all my name is Jose Daniel Gutierrez Echavarria. I am 18 years old. I am from Andes – Antioquia <text:span text:style-name="T2">b</text:span>ut i live in Caldas. <text:span text:style-name="T4">My family is conformed by my father, mother, sister and brother but i live </text:span>with my brother, <text:span text:style-name="T1">mother </text:span>an<text:span text:style-name="T4">d</text:span> 2 cats since 2010.</text:p>
      <text:p text:style-name="P2"/>
      <text:p text:style-name="P2"/>
      <text:p text:style-name="P2"/>
      <text:p text:style-name="P5">I have so much time for live and i whant to spend t<text:span text:style-name="T4">hat </text:span>doing anything i like <text:span text:style-name="T5">to do. My goals are be a very good programmer because </text:span></text:p>
      <text:p text:style-name="P5"/>
      <text:p text:style-name="P5"/>
      <text:p text:style-name="P5"/>
      <text:p text:style-name="P2">In my free time i like to <text:span text:style-name="T1">do workout in the gym, playing sports and </text:span>play videogames with my friends and </text:p>
      <text:p text:style-name="P2"/>
      <text:p text:style-name="P2"/>
      <text:p text:style-name="P4"><text:span text:style-name="T3">Im </text:span>in riwi because i want to be a great programmer and in the university for me it was a very boring experience very boring and i think i felt like i wasnt doing anything , when a friend told me about riwi, the training and his opportunitie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4:46:45.668783769</meta:creation-date>
    <dc:date>2025-11-06T15:55:50.333669051</dc:date>
    <meta:editing-duration>PT10M6S</meta:editing-duration>
    <meta:editing-cycles>1</meta:editing-cycles>
    <meta:document-statistic meta:table-count="0" meta:image-count="0" meta:object-count="0" meta:page-count="1" meta:paragraph-count="5" meta:word-count="152" meta:character-count="770" meta:non-whitespace-character-count="618"/>
    <meta:generator>LibreOffice/24.2.7.2$Linux_X86_64 LibreOffice_project/420$Build-2</meta:generator>
  </office:meta>
</office:document-meta>
</file>